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e01d" officeooo:paragraph-rsid="000de01d"/>
    </style:style>
    <style:style style:name="P2" style:family="paragraph" style:parent-style-name="Standard">
      <style:text-properties officeooo:rsid="001048db" officeooo:paragraph-rsid="001048db"/>
    </style:style>
    <style:style style:name="P3" style:family="paragraph" style:parent-style-name="Standard">
      <style:text-properties officeooo:rsid="00104b92" officeooo:paragraph-rsid="00104b92"/>
    </style:style>
    <style:style style:name="P4" style:family="paragraph" style:parent-style-name="Standard">
      <style:text-properties officeooo:rsid="0010e9ba" officeooo:paragraph-rsid="0010e9ba"/>
    </style:style>
    <style:style style:name="T1" style:family="text">
      <style:text-properties officeooo:rsid="00105d48"/>
    </style:style>
    <style:style style:name="T2" style:family="text">
      <style:text-properties officeooo:rsid="001205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e MCC devices in the kernel?</text:p>
      <text:p text:style-name="Standard"/>
      <text:p text:style-name="Standard">MCC samples a little over done. Different</text:p>
      <text:p text:style-name="Standard"/>
      <text:p text:style-name="Standard">Their README.md is great</text:p>
      <text:p text:style-name="Standard">Example per task is nice. I think I would create a common src for getting a device handle.</text:p>
      <text:p text:style-name="Standard"/>
      <text:p text:style-name="Standard">commit notes don't inspire confidence.</text:p>
      <text:p text:style-name="Standard"/>
      <text:p text:style-name="Standard">documentation rocks</text:p>
      <text:p text:style-name="Standard"/>
      <text:p text:style-name="Standard">https://github.com/wjasper/Linux_Drivers (Is probably worth emulating) First commit in 2016</text:p>
      <text:p text:style-name="Standard"/>
      <text:p text:style-name="Standard">Q: Under Ubuntu, the drivers compile correctly, but do not load. I can not run the test-pci* program.</text:p>
      <text:p text:style-name="Standard">A: Recent versions of Ubuntu are now shipping with the COMEDI drivers. These are a set of data acquistion drivers for a variety of boards that conflict with my drivers. The drivers in question may look like cb_* or 8255_pci. Type lsmod -vv | grep cb or lspci -vv to see the names of the driver associated with your board. Then go to /etc/modprobe.d/blacklist.conf and add the line</text:p>
      <text:p text:style-name="Standard"/>
      <text:p text:style-name="Standard">blacklist 8255_pci (or whatever the name of the kernel module is)</text:p>
      <text:p text:style-name="Standard">update-initramfs -u</text:p>
      <text:p text:style-name="Standard">Then run</text:p>
      <text:p text:style-name="Standard"/>
      <text:p text:style-name="Standard"><text:s/>$ depmod -a </text:p>
      <text:p text:style-name="Standard">and reboot. After reboot, use lsmod is see if the drivers are gone. If not, seach the web blacklisting kernel modules.</text:p>
      <text:p text:style-name="Standard"/>
      <text:p text:style-name="Standard"/>
      <text:p text:style-name="Standard"/>
      <text:p text:style-name="P1">ACCES SITE:</text:p>
      <text:p text:style-name="P1"/>
      <text:p text:style-name="P1"><text:a xlink:type="simple" xlink:href="https://accesio.com/?p=/software/driveros.html" text:style-name="Internet_20_link" text:visited-style-name="Visited_20_Internet_20_Link">https://accesio.com/?p=/software/driveros.html</text:a> references using port i/o should be replaced with /dev/port. has broken link to <text:a xlink:type="simple" xlink:href="https://accesio.com/?p=/software/linuxserial.html" text:style-name="Internet_20_link" text:visited-style-name="Visited_20_Internet_20_Link">https://accesio.com/?p=/software/linuxserial.html</text:a></text:p>
      <text:p text:style-name="P1"/>
      <text:p text:style-name="P2">linux-drivers.git:</text:p>
      <text:p text:style-name="P2"/>
      <text:p text:style-name="P2">usb directory </text:p>
      <text:p text:style-name="P2"/>
      <text:p text:style-name="P3">ids.h <text:span text:style-name="T1">seems </text:span></text:p>
      <text:p text:style-name="P3"/>
      <text:p text:style-name="P4">pci directory. README.md uses dd. <text:span text:style-name="T2">The links to the other files within the repo actually link to github instead of local. I saw a way to do it correctly in one of the mcc repositori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7:33:44.822391415</meta:creation-date>
    <dc:date>2019-03-14T21:09:10.487052754</dc:date>
    <meta:editing-duration>PT15M3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233" meta:character-count="1452" meta:non-whitespace-character-count="1234"/>
  </office:meta>
</office:document-meta>
</file>